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6633" draw:fill-color="#66ccff" draw:textarea-horizontal-align="justify" draw:textarea-vertical-align="middle" draw:auto-grow-height="false" fo:min-height="2.671cm" fo:min-width="5.088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258cm" fo:min-width="2.8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4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0.949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2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style:paragraph-properties fo:text-align="center"/>
      <style:text-properties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Liberation Mono2" fo:font-size="11pt" fo:font-weight="bold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weight="bold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tyle="normal" fo:font-weight="bold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333333" fo:font-size="14pt" style:font-size-asian="18pt" style:font-size-complex="18pt"/>
    </style:style>
    <style:style style:name="T1" style:family="text">
      <style:text-properties style:font-name="Liberation Mono2" fo:font-size="11pt" fo:font-weight="bold" style:font-size-asian="18pt" style:font-size-complex="18pt"/>
    </style:style>
    <style:style style:name="T2" style:family="text">
      <style:text-properties style:font-name="Liberation Mono2" fo:font-size="11pt" fo:font-style="normal" fo:font-weight="bold" style:font-size-asian="18pt" style:font-size-complex="18pt"/>
    </style:style>
    <style:style style:name="T3" style:family="text">
      <style:text-properties fo:color="#333333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921cm" svg:x="10.671cm" svg:y="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302cm" svg:height="0.508cm" svg:x="6.591cm" svg:y="4.831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302cm" svg:height="0.508cm" svg:x="6.591cm" svg:y="5.331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" draw:id="id3" draw:layer="layout" svg:width="3.302cm" svg:height="0.508cm" svg:x="6.591cm" svg:y="5.831cm">
          <text:p text:style-name="P2"><text:span text:style-name="T2">byte[] buff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0.508cm" svg:height="0.508cm" svg:x="11.671cm" svg:y="6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" draw:id="id6" draw:layer="layout" svg:width="0.508cm" svg:height="0.508cm" svg:x="12.171cm" svg:y="6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508cm" svg:height="0.508cm" svg:x="12.671cm" svg:y="6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0.508cm" svg:height="0.508cm" svg:x="13.171cm" svg:y="6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508cm" svg:height="0.508cm" svg:x="13.671cm" svg:y="6.6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508cm" svg:height="0.508cm" svg:x="14.171cm" svg:y="6.6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51cm" svg:height="0.508cm" svg:x="12.184cm" svg:y="6.63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.792cm" svg:height="0.806cm" svg:x="13.587cm" svg:y="8.793cm">
          <draw:text-box>
            <text:p><text:span text:style-name="T3">Java heap</text:span></text:p>
          </draw:text-box>
        </draw:frame>
        <draw:connector draw:style-name="gr6" draw:text-style-name="P7" draw:layer="layout" svg:x1="9.893cm" svg:y1="5.085cm" svg:x2="13.425cm" svg:y2="6.634cm" draw:start-shape="id1" draw:start-glue-point="1" draw:end-shape="id2" draw:end-glue-point="0" svg:d="M9893 5085h3532v1549" svg:viewBox="0 0 3533 1550">
          <text:p/>
        </draw:connector>
        <draw:connector draw:style-name="gr6" draw:text-style-name="P7" draw:layer="layout" svg:x1="8.242cm" svg:y1="6.339cm" svg:x2="11.671cm" svg:y2="6.888cm" draw:start-shape="id3" draw:start-glue-point="2" draw:end-shape="id4" draw:end-glue-point="3" svg:d="M8242 6339v549h3429" svg:viewBox="0 0 3430 550">
          <text:p/>
        </draw:connector>
        <draw:connector draw:style-name="gr6" draw:text-style-name="P7" draw:layer="layout" svg:x1="9.893cm" svg:y1="5.585cm" svg:x2="12.425cm" svg:y2="6.634cm" draw:start-shape="id5" draw:start-glue-point="1" draw:end-shape="id6" draw:end-glue-point="0" svg:d="M9893 5585h2532v1049" svg:viewBox="0 0 2533 1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36:51.441208098</meta:creation-date>
    <dc:date>2017-09-02T12:20:06.572348702</dc:date>
    <meta:editing-duration>PT21M14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